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article titled "PNI: Industrial Anomaly Detection using Position and Neighborhood Information" introduces a novel algorithm, PNI, designed to enhance industrial anomaly detection and localization by leveraging position and neighborhood information. This approach aims to address the challenges associated with using only normal samples for training in traditional anomaly detection methods, which often rely on pre-trained networks and non-parametric modeling without considering the crucial aspects of position and neighborhood among features.</text:p>
      <text:p text:style-name="Text_20_body"><text:span text:style-name="Strong_20_Emphasis">Key Characteristics:</text:span></text:p>
      <text:list text:style-name="L1">
        <text:list-item>
          <text:p text:style-name="P1"><text:span text:style-name="Strong_20_Emphasis">Model Structure:</text:span> PNI integrates conditional probability estimation using a multi-layer perceptron (MLP) network for modeling the normal feature distribution based on neighborhood features. Additionally, it incorporates position information by constructing histograms of representative features at each position.</text:p>
        </text:list-item>
        <text:list-item>
          <text:p text:style-name="P1"><text:span text:style-name="Strong_20_Emphasis">Learning Technique:</text:span> The algorithm employs an MLP network to model the distribution of normal features conditioned by neighboring features, enhancing anomaly detection by considering the spatial correlation among features. It also uses a refinement network trained on synthetic anomaly images to improve the localization accuracy.</text:p>
        </text:list-item>
        <text:list-item>
          <text:p text:style-name="P1"><text:span text:style-name="Strong_20_Emphasis">Advantages/Disadvantages:</text:span></text:p>
          <text:list>
            <text:list-item>
              <text:p text:style-name="P2"><text:span text:style-name="Strong_20_Emphasis">Advantages</text:span>:</text:p>
              <text:list>
                <text:list-item>
                  <text:p text:style-name="P2">Achieves state-of-the-art performance on the MVTec AD benchmark dataset with 99.56% AUROC in anomaly detection and 98.98% AUROC in localization.</text:p>
                </text:list-item>
                <text:list-item>
                  <text:p text:style-name="P2">Reduces false negative rate (FNR) and false positive rate (FPR), significantly minimizing the risk of delivering defective products or wasting good ones.</text:p>
                </text:list-item>
                <text:list-item>
                  <text:p text:style-name="P2">Enhances performance through a detailed understanding of the normal feature distribution by incorporating positional and neighboring contexts.</text:p>
                </text:list-item>
              </text:list>
            </text:list-item>
            <text:list-item>
              <text:p text:style-name="P2"><text:span text:style-name="Strong_20_Emphasis">Disadvantages</text:span>: Not explicitly discussed, but integrating complex models like MLP for feature distribution and a separate refinement network might increase computational complexity and training requirements.</text:p>
            </text:list-item>
          </text:list>
        </text:list-item>
        <text:list-item>
          <text:p text:style-name="P1"><text:span text:style-name="Strong_20_Emphasis">Dataset Labeling Requirement:</text:span> Designed for unsupervised anomaly detection, relying solely on normal samples for training, thereby eliminating the need for an extensive dataset with labeled anomalies.</text:p>
        </text:list-item>
        <text:list-item>
          <text:p text:style-name="P1"><text:span text:style-name="Strong_20_Emphasis">Performance Metrics:</text:span></text:p>
          <text:list>
            <text:list-item>
              <text:p text:style-name="P2">Demonstrated a substantial improvement in AUROC scores for both anomaly detection and localization on the MVTec AD benchmark.</text:p>
            </text:list-item>
            <text:list-item>
              <text:p text:style-name="P2">Significantly reduced FNR and FPR, offering practical benefits for industrial manufacturing by decreasing the rates of undetected defects and unnecessary waste of non-defective products.</text:p>
            </text:list-item>
          </text:list>
        </text:list-item>
        <text:list-item>
          <text:p text:style-name="P1"><text:span text:style-name="Strong_20_Emphasis">Datasets Used for Training/Testing:</text:span></text:p>
          <text:list>
            <text:list-item>
              <text:p text:style-name="P2">Primarily tested on the <text:span text:style-name="Strong_20_Emphasis">MVTec AD benchmark</text:span>, which includes a variety of industrial product images for evaluating anomaly detection and localization performance.</text:p>
            </text:list-item>
            <text:list-item>
              <text:p text:style-name="P1">Additional tests on <text:span text:style-name="Strong_20_Emphasis">BTAD and VisA datasets</text:span> confirmed the generalizability and effectiveness of the approach across different industrial anomaly detection scenarios.</text:p>
            </text:list-item>
          </text:list>
        </text:list-item>
      </text:list>
      <text:p text:style-name="Text_20_body"><text:soft-page-break/>The integration of position and neighborhood information into the anomaly detection process, along with the use of a refinement network, represents a significant advancement in the field. By addressing the spatial correlation among features and the importance of positional context, PNI sets a new benchmark in the accuracy and reliability of anomaly detection and localization in industrial application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18:01:23.965000000</meta:creation-date>
    <dc:date>2024-03-14T18:01:26.421000000</dc:date>
    <meta:editing-duration>PT2S</meta:editing-duration>
    <meta:editing-cycles>1</meta:editing-cycles>
    <meta:document-statistic meta:table-count="0" meta:image-count="0" meta:object-count="0" meta:page-count="2" meta:paragraph-count="18" meta:word-count="431" meta:character-count="3198" meta:non-whitespace-character-count="2800"/>
    <meta:generator>LibreOffice/7.6.1.2$Windows_X86_64 LibreOffice_project/f5defcebd022c5bc36bbb79be232cb6926d8f674</meta:generator>
  </office:meta>
</office:document-meta>
</file>